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3.15cm"/>
    </style:style>
    <style:style style:name="co5" style:family="table-column">
      <style:table-column-properties fo:break-before="auto" style:column-width="14.23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6.164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" style:font-name-asian="Calibri1" style:font-name-complex="Calibri1"/>
    </style:style>
    <style:style style:name="ce2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" style:font-name-asian="Calibri1" style:font-name-complex="Calibri1"/>
    </style:style>
    <style:style style:name="ce5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6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top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top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5000">
      <style:table-cell-properties fo:border-bottom="0.002cm solid #000000" fo:background-color="transparent" fo:border-left="0.002cm solid #000000" fo:border-right="0.002cm solid #000000" fo:border-top="none" style:vertical-align="automatic"/>
      <style:text-properties style:font-name="Calibri" style:font-name-asian="Calibri1" style:font-name-complex="Calibri1"/>
    </style:style>
    <style:style style:name="ce9" style:family="table-cell" style:parent-style-name="Excel_20_Built-in_20_Normal" style:data-style-name="N5000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10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start" fo:margin-left="0cm"/>
      <style:text-properties style:font-name="Calibri1" fo:font-weight="bold" style:font-name-asian="Calibri1" style:font-weight-asian="bold" style:font-name-complex="Calibri1" style:font-weight-complex="bold"/>
    </style:style>
    <style:style style:name="ce11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5000">
      <style:table-cell-properties fo:background-color="transparent" fo:border="0.002cm solid #000000" style:vertical-align="automatic"/>
      <style:text-properties style:font-name="Calibri1" style:font-name-asian="Calibri1" style:font-name-complex="Calibri1"/>
    </style:style>
    <style:style style:name="ce13" style:family="table-cell" style:parent-style-name="Excel_20_Built-in_20_Normal" style:data-style-name="N500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1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0.002cm solid #000000" fo:border-top="none" style:vertical-align="automatic"/>
      <style:text-properties style:font-name="Calibri" style:font-name-asian="Calibri1" style:font-name-complex="Calibri1"/>
    </style:style>
    <style:style style:name="ce1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16" style:family="table-cell" style:parent-style-name="Excel_20_Built-in_20_Normal" style:data-style-name="N5000">
      <style:table-cell-properties fo:border-bottom="0.002cm solid #000000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17" style:family="table-cell" style:parent-style-name="Excel_20_Built-in_20_Normal" style:data-style-name="N5000">
      <style:table-cell-properties fo:border-bottom="none" fo:background-color="transparent" fo:border-left="none" fo:border-right="none" fo:border-top="0.002cm solid #000000" style:vertical-align="automatic"/>
      <style:text-properties style:font-name="Calibri" style:font-name-asian="Calibri1" style:font-name-complex="Calibri1"/>
    </style:style>
    <style:style style:name="ce18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0.002cm solid #000000" style:vertical-align="automatic"/>
      <style:text-properties style:font-name="Calibri" style:font-name-asian="Calibri1" style:font-name-complex="Calibri1"/>
    </style:style>
    <style:style style:name="ce19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20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style:writing-mode="lr-tb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none" fo:border-top="0.002cm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Calibri" style:font-name-asian="Calibri1" style:font-name-complex="Calibri1"/>
    </style:style>
    <style:style style:name="T1" style:family="text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 office:value-type="string">
            <text:p>Zespół</text:p>
          </table:table-cell>
          <table:table-cell table:style-name="ce4" office:value-type="string">
            <text:p>Członkowie</text:p>
          </table:table-cell>
          <table:table-cell table:style-name="ce1"/>
          <table:table-cell table:style-name="ce8" office:value-type="string">
            <text:p>Dane wejściowe</text:p>
          </table:table-cell>
          <table:table-cell table:style-name="ce16" office:value-type="string">
            <text:p>Dane wyjściow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ftware architect</text:p>
          </table:table-cell>
          <table:table-cell table:style-name="ce5" office:value-type="string">
            <text:p>Paulina</text:p>
          </table:table-cell>
          <table:table-cell table:style-name="ce2" office:value-type="string">
            <text:p>Zasad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Zieliński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GUI</text:p>
          </table:table-cell>
          <table:table-cell table:style-name="ce5" office:value-type="string">
            <text:p>Dominik</text:p>
          </table:table-cell>
          <table:table-cell table:style-name="ce2" office:value-type="string">
            <text:p>Grochal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rcin</text:p>
          </table:table-cell>
          <table:table-cell table:style-name="ce1" office:value-type="string">
            <text:p>Kajor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put/Output system</text:p>
          </table:table-cell>
          <table:table-cell table:style-name="ce5" office:value-type="string">
            <text:p>Krystian</text:p>
          </table:table-cell>
          <table:table-cell table:style-name="ce2" office:value-type="string">
            <text:p>Teliży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lena</text:p>
          </table:table-cell>
          <table:table-cell table:style-name="ce1" office:value-type="string">
            <text:p>Synowi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teractive ECG and VCG visualization modules</text:p>
          </table:table-cell>
          <table:table-cell table:style-name="ce5" office:value-type="string">
            <text:p>Katarzyna</text:p>
          </table:table-cell>
          <table:table-cell table:style-name="ce2" office:value-type="string">
            <text:p>Łukiewicz</text:p>
          </table:table-cell>
          <table:table-cell table:style-name="ce9" office:value-type="string">
            <text:p>Co nam moduły dostarczą :)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"/>
          <table:table-cell table:style-name="ce6" office:value-type="string">
            <text:p>Małgorzata</text:p>
          </table:table-cell>
          <table:table-cell table:style-name="ce7" office:value-type="string">
            <text:p>Góra</text:p>
          </table:table-cell>
          <table:table-cell table:style-name="ce10" office:value-type="string">
            <text:p>Prosimy<text:span text:style-name="T1"> o precyzowanie przez modyły jaki będzie format danych wyjściowych </text:span><text:span text:style-name="T1">DOKŁADNIE!! np. przetworzony cały sygnał - </text:span>Vector&lt;double&gt;<text:span text:style-name="T1"> (czyli amplitudy </text:span><text:span text:style-name="T1">kolejnych próbek), parametry jakieśtam do wyświetlenia w tabeli -</text:span> map&lt;Qstring,double&gt;<text:span text:style-name="T1"> (gdzie Qstring to nazwa parametru a double to jego </text:span><text:span text:style-name="T1">wartość), jeśli to dane do histogramu - poprosimy </text:span>Vector&lt;double&gt;<text:span text:style-name="T1">, jako wartości </text:span><text:span text:style-name="T1">kolejnych słupków i jakiś </text:span>double<text:span text:style-name="T1">, który będzie szerokością słupka, <text:s/>jeżeli to np. </text:span><text:span text:style-name="T1">wykryte załamki to poprosimy </text:span>Vector&lt;double&gt;<text:span text:style-name="T1"> - czyli numery tychże próbek, dla </text:span><text:span text:style-name="T1">których stwierdzono, że są załamkiem, jeżeli na wykresie ma być zaznaczony jakiś </text:span><text:span text:style-name="T1">odcinek to najlepiej </text:span>Vector&lt;double&gt;<text:span text:style-name="T1">, gdzie kolejne wartości to będzie nr próbki </text:span><text:span text:style-name="T1">startowej, długość przedziału, nr kolejnej próbki startowej, długość przedziału </text:span><text:span text:style-name="T1">itd. Sorry, same nazwy tego, co będzie zwracane nic nie mówią....</text:span>Prosimy<text:span text:style-name="T1"> o </text:span><text:span text:style-name="T1">precyzowanie przez modyły jaki będzie format danych wyjściowych DOKŁADNIE!! </text:span><text:span text:style-name="T1">np. przetworzony cały sygnał - </text:span>Vector&lt;double&gt;<text:span text:style-name="T1"> (czyli amplitudy kolejnych </text:span><text:span text:style-name="T1">próbek), parametry jakieśtam do wyświetlenia w tabeli -</text:span> map&lt;Qstring,double&gt;<text:span text:style-name="T1"> </text:span><text:span text:style-name="T1">(gdzie Qstring to nazwa parametru a double to jego wartość), jeśli to dane do </text:span><text:span text:style-name="T1">histogramu - poprosimy </text:span>Vector&lt;double&gt;<text:span text:style-name="T1">, jako wartości kolejnych słupków i jakiś </text:span>double<text:span text:style-name="T1">, który będzie szerokością słupka, <text:s/>jeżeli to np. wykryte załamki to </text:span><text:span text:style-name="T1">poprosimy </text:span>Vector&lt;double&gt;<text:span text:style-name="T1"> - czyli numery tychże próbek, dla których </text:span><text:span text:style-name="T1">stwierdzono, że są załamkiem, jeżeli na wykresie ma być zaznaczony jakiś </text:span><text:span text:style-name="T1">odcinek to najlepiej </text:span>Vector&lt;double&gt;<text:span text:style-name="T1">, gdzie kolejne wartości to będzie nr próbki </text:span><text:span text:style-name="T1">startowej, długość przedziału, nr kolejnej próbki startowej, długość przedziału </text:span><text:span text:style-name="T1">itd. Sorry, same nazwy tego, co będzie zwracane nic nie mówią....</text:span>Prosimy<text:span text:style-name="T1"> o </text:span><text:span text:style-name="T1">precyzowanie przez modyły jaki będzie format danych wyjściowych DOKŁADNIE!! </text:span><text:span text:style-name="T1">np. przetworzony cały sygnał - </text:span>Vector&lt;double&gt;<text:span text:style-name="T1"> (czyli amplitudy kolejnych </text:span><text:span text:style-name="T1">próbek), parametry jakieśtam do wyświetlenia w tabeli -</text:span> map&lt;Qstring,double&gt;<text:span text:style-name="T1"> </text:span><text:span text:style-name="T1">(gdzie Qstring to nazwa parametru a double to jego wartość), jeśli to dane do </text:span><text:span text:style-name="T1">histogramu - poprosimy </text:span>Vector&lt;double&gt;<text:span text:style-name="T1">, jako wartości kolejnych słupków i jakiś </text:span>double<text:span text:style-name="T1">, który będzie szerokością słupka, <text:s/>jeżeli to np. wykryte załamki to </text:span><text:span text:style-name="T1">poprosimy </text:span>Vector&lt;double&gt;<text:span text:style-name="T1"> - czyli numery tychże próbek, dla których </text:span><text:span text:style-name="T1">stwierdzono, że są załamkiem, jeżeli na wykresie ma być zaznaczony jakiś </text:span><text:span text:style-name="T1">odcinek to najlepiej </text:span>Vector&lt;double&gt;<text:span text:style-name="T1">, gdzie kolejne wartości to będzie nr próbki </text:span><text:span text:style-name="T1">startowej, długość przedziału, nr kolejnej próbki startowej, długość przedziału </text:span><text:span text:style-name="T1">itd. Sorry, same nazwy tego, co będzie zwracane nic nie mówią....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G_BASELINE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Gołębiowska</text:p>
          </table:table-cell>
          <table:table-cell table:style-name="ce9" office:value-type="string">
            <text:p>Vector &lt;double&gt; od modułu I/O - nieprzefiltrowany sygnał</text:p>
          </table:table-cell>
          <table:table-cell table:style-name="ce17" office:value-type="string">
            <text:p>Vector &lt;double&gt; <text:s/>- przefiltrowany sygnał z usuniętą linią bazową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onika</text:p>
          </table:table-cell>
          <table:table-cell table:style-name="ce1" office:value-type="string">
            <text:p>Zakrzewska-Szabat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R_PEAKS</text:p>
          </table:table-cell>
          <table:table-cell table:style-name="ce5" office:value-type="string">
            <text:p>Kaja</text:p>
          </table:table-cell>
          <table:table-cell table:style-name="ce2" office:value-type="string">
            <text:p>Bara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ojdy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IG_EDR</text:p>
          </table:table-cell>
          <table:table-cell table:style-name="ce5" office:value-type="string">
            <text:p>Agnieszka</text:p>
          </table:table-cell>
          <table:table-cell table:style-name="ce2" office:value-type="string">
            <text:p>Kania</text:p>
          </table:table-cell>
          <table:table-cell table:style-name="ce11" office:value-type="string" table:number-columns-spanned="1" table:number-rows-spanned="2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table:style-name="ce18" office:value-type="string" table:number-columns-spanned="1" table:number-rows-spanned="2">
            <text:p>OUT: vector&lt;double&gt; - sygnał oddechowy (EDR), czyli amplituda sygnału w kolejnych wartościach próbek, wykres ED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eydu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VCG_T_LOOP</text:p>
          </table:table-cell>
          <table:table-cell table:style-name="ce5" office:value-type="string">
            <text:p>Anna</text:p>
          </table:table-cell>
          <table:table-cell table:style-name="ce2" office:value-type="string">
            <text:p>Kozioł</text:p>
          </table:table-cell>
          <table:table-cell table:style-name="ce12" office:value-type="string" table:number-columns-spanned="1" table:number-rows-spanned="2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table:style-name="ce19" office:value-type="string" table:number-columns-spanned="1" table:number-rows-spanned="2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nna</text:p>
          </table:table-cell>
          <table:table-cell table:style-name="ce1" office:value-type="string">
            <text:p>Czesa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1</text:p>
          </table:table-cell>
          <table:table-cell table:style-name="ce5" office:value-type="string">
            <text:p>Wojciech</text:p>
          </table:table-cell>
          <table:table-cell table:style-name="ce2" office:value-type="string">
            <text:p>Sałęga</text:p>
          </table:table-cell>
          <table:table-cell table:style-name="ce13" office:value-type="string" table:number-columns-spanned="1" table:number-rows-spanned="2">
            <text:p>double - czestoliwosc probkowania, vector&lt;double&gt; - kolejne piki R z modulu R_peaks lub czas ich wystepienia</text:p>
          </table:table-cell>
          <table:table-cell table:style-name="ce20" office:value-type="string" table:number-columns-spanned="1" table:number-rows-spanned="2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ariusz</text:p>
          </table:table-cell>
          <table:table-cell table:style-name="ce1" office:value-type="string">
            <text:p>Kyrcz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2</text:p>
          </table:table-cell>
          <table:table-cell table:style-name="ce5" office:value-type="string">
            <text:p>Marta</text:p>
          </table:table-cell>
          <table:table-cell table:style-name="ce2" office:value-type="string">
            <text:p>Pomykał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Skałk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WAVES</text:p>
          </table:table-cell>
          <table:table-cell table:style-name="ce5" office:value-type="string">
            <text:p>Karol</text:p>
          </table:table-cell>
          <table:table-cell table:style-name="ce2" office:value-type="string">
            <text:p>Swat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ominika</text:p>
          </table:table-cell>
          <table:table-cell table:style-name="ce1" office:value-type="string">
            <text:p>Wit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4">
          <table:table-cell table:style-name="ce2" office:value-type="string">
            <text:p>HEART_CLASS</text:p>
          </table:table-cell>
          <table:table-cell table:style-name="ce5" office:value-type="string">
            <text:p>Ola</text:p>
          </table:table-cell>
          <table:table-cell table:style-name="ce2" office:value-type="string">
            <text:p>Siedlarczyk</text:p>
          </table:table-cell>
          <table:table-cell table:style-name="ce9"/>
          <table:table-cell table:style-name="ce21" office:value-type="string">
            <text:p>Struktura z 3 wektorami - normalne, komorowe i inne QRSy. Wartościami będzie numer QRSa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4" office:value-type="string">
            <text:p>Mateusz</text:p>
          </table:table-cell>
          <table:table-cell table:style-name="ce1" office:value-type="string">
            <text:p>Stala</text:p>
          </table:table-cell>
          <table:table-cell table:style-name="ce14" office:value-type="string">
            <text:p>Dwa wektory: QRSonset i QRSend. Zakładamy, że wartościami będą numery próbek, w których występuje dany punkt. Oczywiście długość obydwu wektorów musi być taka sama. Dodatkowo sygnał z ECG_BASELINe - zakładamy, że będzie to jeden wektor typu double z amplitudami kolejnych próbek.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T_SEGMENT</text:p>
          </table:table-cell>
          <table:table-cell table:style-name="ce5" office:value-type="string">
            <text:p>Sabina</text:p>
          </table:table-cell>
          <table:table-cell table:style-name="ce2" office:value-type="string">
            <text:p>Mazur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5">
          <table:table-cell table:style-name="ce1"/>
          <table:table-cell table:style-name="ce4" office:value-type="string">
            <text:p>Aleksandra</text:p>
          </table:table-cell>
          <table:table-cell table:style-name="ce1" office:value-type="string">
            <text:p>Pałosz</text:p>
          </table:table-cell>
          <table:table-cell table:style-name="ce8" office:value-type="string">
            <text:p>To co daje WAVES : T_peak, QRS_onset, QRS_end, częstotliwość, heart rate, sygnał przefiltrowany</text:p>
          </table:table-cell>
          <table:table-cell table:style-name="ce16" office:value-type="string">
            <text:p>vector &lt;unsigned int&gt; T_onset; vector &lt;string&gt; offsetlevel; vector &lt;string&gt; ShapeST (prosta/krzywa); <text:s/>vector &lt;string&gt;TypeSTShape (pozioma/nachylona w górę/w dół, wklęsła/wypukła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LEEP_APNEA</text:p>
          </table:table-cell>
          <table:table-cell table:style-name="ce5" office:value-type="string">
            <text:p>Łukasz</text:p>
          </table:table-cell>
          <table:table-cell table:style-name="ce2" office:value-type="string">
            <text:p>Polaczek</text:p>
          </table:table-cell>
          <table:table-cell table:style-name="ce9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Durlej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T_WAVE_ALT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Pyk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Żaneta</text:p>
          </table:table-cell>
          <table:table-cell table:style-name="ce1" office:value-type="string">
            <text:p>Kowalczy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6">
          <table:table-cell table:style-name="ce2" office:value-type="string">
            <text:p>ATRIAL_FIBR</text:p>
          </table:table-cell>
          <table:table-cell table:style-name="ce5" office:value-type="string">
            <text:p>Adrian</text:p>
          </table:table-cell>
          <table:table-cell table:style-name="ce2" office:value-type="string">
            <text:p>Szindler</text:p>
          </table:table-cell>
          <table:table-cell table:style-name="ce15" office:value-type="string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table:style-name="ce22" office:value-type="string">
            <text:p>map&lt;string,double&gt; najwyższa amplituda sygnału af, map&lt;string,double&gt; częstotliwość dominująca, vector&lt;double&gt; początek i koniec af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Szymon</text:p>
          </table:table-cell>
          <table:table-cell table:style-name="ce1" office:value-type="string">
            <text:p>Li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QT_DISP</text:p>
          </table:table-cell>
          <table:table-cell table:style-name="ce5" office:value-type="string">
            <text:p>Karolina</text:p>
          </table:table-cell>
          <table:table-cell table:style-name="ce2" office:value-type="string">
            <text:p>Zając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Woszcz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HRT</text:p>
          </table:table-cell>
          <table:table-cell table:style-name="ce5" office:value-type="string">
            <text:p>Monika</text:p>
          </table:table-cell>
          <table:table-cell table:style-name="ce2" office:value-type="string">
            <text:p>Matyasi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icja</text:p>
          </table:table-cell>
          <table:table-cell table:style-name="ce1" office:value-type="string">
            <text:p>Nabiel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TOPIC_BEAT</text:p>
          </table:table-cell>
          <table:table-cell table:style-name="ce5" office:value-type="string">
            <text:p>Patrycja</text:p>
          </table:table-cell>
          <table:table-cell table:style-name="ce2" office:value-type="string">
            <text:p>Donath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Patrycja</text:p>
          </table:table-cell>
          <table:table-cell table:style-name="ce1" office:value-type="string">
            <text:p>Bizoń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12.01.2015</text:date>, <text:time>09:19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5-01-12T09:19:29.43</dc:date>
    <meta:editing-cycles>4</meta:editing-cycles>
    <meta:editing-duration>PT7M37S</meta:editing-duration>
    <meta:document-statistic meta:table-count="1" meta:cell-count="115" meta:object-count="0"/>
  </office:meta>
</office:document-meta>
</file>